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start" style:justify-single-word="false" fo:text-indent="2in" style:auto-text-indent="false" fo:background-color="transparent"/>
      <style:text-properties officeooo:rsid="0003e0ca" officeooo:paragraph-rsid="0003e0ca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2.9366in" style:auto-text-indent="false" style:page-number="auto" fo:background-color="transparent"/>
      <style:text-properties style:text-underline-style="solid" style:text-underline-width="auto" style:text-underline-color="font-color" officeooo:rsid="0003e0ca" officeooo:paragraph-rsid="0003e0ca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3e0ca" officeooo:paragraph-rsid="0003e0ca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Ubuntu Mono" fo:font-size="11pt" fo:font-weight="normal" officeooo:rsid="0003e0ca" officeooo:paragraph-rsid="0003e0ca" style:font-size-asian="11pt" style:font-weight-asian="normal" style:font-size-complex="11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Ubuntu Mono" fo:font-size="11pt" fo:font-weight="normal" officeooo:rsid="0006520b" officeooo:paragraph-rsid="0006520b" style:font-size-asian="11pt" style:font-weight-asian="normal" style:font-size-complex="11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Ubuntu Mono" fo:font-size="11pt" fo:font-weight="normal" officeooo:rsid="0006520b" officeooo:paragraph-rsid="0007b215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Ubuntu Mono" fo:font-size="11pt" fo:font-weight="normal" officeooo:rsid="0006520b" officeooo:paragraph-rsid="000caf33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Ubuntu Mono" fo:font-size="11pt" fo:font-weight="normal" officeooo:rsid="0006520b" officeooo:paragraph-rsid="000cca5d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Ubuntu Mono" fo:font-size="11pt" fo:font-weight="bold" officeooo:rsid="0003e0ca" officeooo:paragraph-rsid="0003e0ca" style:font-size-asian="11pt" style:font-weight-asian="bold" style:font-size-complex="11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Ubuntu Mono" fo:font-size="11pt" fo:font-weight="bold" officeooo:rsid="0006520b" officeooo:paragraph-rsid="0006520b" style:font-size-asian="11pt" style:font-weight-asian="bold" style:font-size-complex="11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Ubuntu Mono" fo:font-weight="bold" officeooo:rsid="0003e0ca" officeooo:paragraph-rsid="0003e0ca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page" fo:background-color="transparent"/>
      <style:text-properties style:font-name="Ubuntu Mono" fo:font-size="11pt" fo:font-weight="bold" officeooo:rsid="0003e0ca" officeooo:paragraph-rsid="0003e0ca" style:font-size-asian="11pt" style:font-weight-asian="bold" style:font-size-complex="11pt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page" fo:background-color="transparent"/>
      <style:text-properties style:font-name="Ubuntu Mono" fo:font-size="11pt" fo:font-weight="bold" officeooo:rsid="0006520b" officeooo:paragraph-rsid="0006520b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fd7e"/>
    </style:style>
    <style:style style:name="T3" style:family="text">
      <style:text-properties officeooo:rsid="000caf33"/>
    </style:style>
    <style:style style:name="T4" style:family="text">
      <style:text-properties officeooo:rsid="000cca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Ομάδα: Δ15</text:p>
      <text:p text:style-name="P1">Μαρίτσας Νικολαος<text:tab/><text:tab/>–<text:tab/>031</text:p>
      <text:p text:style-name="P1">Μυτης Ιωαννης<text:tab/><text:tab/>–<text:tab/>031</text:p>
      <text:p text:style-name="P1">Παπαδοπουλλος Μιχάλης<text:tab/>–<text:tab/>03114702</text:p>
      <text:p text:style-name="P3"/>
      <text:p text:style-name="P11">3.1.asm:</text:p>
      <text:p text:style-name="P4">.include "m16def.inc"</text:p>
      <text:p text:style-name="P4"/>
      <text:p text:style-name="P4">;-------------------</text:p>
      <text:p text:style-name="P4">; REGISTER ALIASING</text:p>
      <text:p text:style-name="P4">.def cnt=r20</text:p>
      <text:p text:style-name="P4">.def input=r22</text:p>
      <text:p text:style-name="P4"/>
      <text:p text:style-name="P4">;-------------------</text:p>
      <text:p text:style-name="P4">; PROGRAM CODE</text:p>
      <text:p text:style-name="P4">;-------------------</text:p>
      <text:p text:style-name="P4"/>
      <text:p text:style-name="P4">;-------------------</text:p>
      <text:p text:style-name="P4">.MACRO CHECK</text:p>
      <text:p text:style-name="P4">LOOP:</text:p>
      <text:p text:style-name="P4"><text:tab/>in input,PINB</text:p>
      <text:p text:style-name="P4"><text:tab/>andi input,0x01</text:p>
      <text:p text:style-name="P4"><text:tab/>cpi input,0x01</text:p>
      <text:p text:style-name="P4"><text:tab/>breq LOOP</text:p>
      <text:p text:style-name="P4"><text:tab/>rjmp @0</text:p>
      <text:p text:style-name="P4">.ENDMACRO</text:p>
      <text:p text:style-name="P4">;-------------------</text:p>
      <text:p text:style-name="P4"/>
      <text:p text:style-name="P4">;-------------------</text:p>
      <text:p text:style-name="P4">; INITIALIZING STACK</text:p>
      <text:p text:style-name="P4">SETUP_STACK:</text:p>
      <text:p text:style-name="P4"><text:tab/>ldi r24,low(RAMEND)</text:p>
      <text:p text:style-name="P4"><text:tab/>ldi r25,high(RAMEND)</text:p>
      <text:p text:style-name="P4"><text:tab/>out SPL,r24</text:p>
      <text:p text:style-name="P4"><text:tab/>out SPH,r25</text:p>
      <text:p text:style-name="P4">;-------------------</text:p>
      <text:p text:style-name="P4"/>
      <text:p text:style-name="P4">INIT:</text:p>
      <text:p text:style-name="P4"><text:tab/>ser cnt<text:tab/><text:tab/><text:tab/>; cnt = 1..1</text:p>
      <text:p text:style-name="P4"><text:tab/>out DDRA,cnt<text:tab/>; initialize PORTA as OUTPUT </text:p>
      <text:p text:style-name="P4"><text:tab/>clr cnt <text:tab/><text:tab/>; cnt = 0</text:p>
      <text:p text:style-name="P4"><text:tab/>out DDRB,cnt <text:tab/>; initialize PORTB as INPUT</text:p>
      <text:p text:style-name="P4"/>
      <text:p text:style-name="P4">MAIN:</text:p>
      <text:p text:style-name="P4"><text:tab/>in input,PINB <text:tab/>; read INPUT</text:p>
      <text:p text:style-name="P4"><text:tab/>andi input,0x01 ; get LSB</text:p>
      <text:p text:style-name="P4"><text:tab/>sbrc input,0 <text:tab/>; skip if input[0] (bit) is reset (=0)</text:p>
      <text:p text:style-name="P4"><text:tab/>rjmp MAIN <text:tab/><text:tab/>; if input[0] (bit) == 0 then goto MAIN</text:p>
      <text:p text:style-name="P4"/>
      <text:p text:style-name="P4"><text:tab/>inc cnt <text:tab/><text:tab/>; cnt = 1</text:p>
      <text:p text:style-name="P4"><text:tab/>jmp LSB_2_MSB</text:p>
      <text:p text:style-name="P4"/>
      <text:p text:style-name="P4">CHANGE_FROM_MSB_2_LSB:</text:p>
      <text:p text:style-name="P4"><text:tab/>lsl cnt<text:tab/><text:tab/> <text:tab/>; start from the second bit</text:p>
      <text:p text:style-name="P4"/>
      <text:p text:style-name="P4">LSB_2_MSB:</text:p>
      <text:p text:style-name="P4"><text:tab/>out PORTA,cnt <text:tab/>;</text:p>
      <text:p text:style-name="P4"><text:tab/>rcall WAIT <text:tab/><text:tab/>; wait for 500ms</text:p>
      <text:p text:style-name="P4"><text:tab/>cpi cnt,0x80 <text:tab/>; if 0b1000 0000 =&gt; last bit</text:p>
      <text:p text:style-name="P4"><text:tab/>breq CHANGE_FROM_LSB_2_MSB <text:tab/>; change direction</text:p>
      <text:p text:style-name="P4"><text:soft-page-break/><text:tab/>lsl cnt <text:tab/><text:tab/>; else, cntt &lt;&lt; 1</text:p>
      <text:p text:style-name="P4"/>
      <text:p text:style-name="P4"><text:tab/>CHECK LSB_2_MSB</text:p>
      <text:p text:style-name="P4"/>
      <text:p text:style-name="P4">CHANGE_FROM_LSB_2_MSB:</text:p>
      <text:p text:style-name="P4"><text:tab/>lsr cnt <text:tab/><text:tab/>; start from the sixth bit</text:p>
      <text:p text:style-name="P4"/>
      <text:p text:style-name="P4">MSB_2_LSB:</text:p>
      <text:p text:style-name="P4"><text:tab/>out PORTA,cnt <text:tab/>;</text:p>
      <text:p text:style-name="P4"><text:tab/>rcall WAIT <text:tab/><text:tab/>; 500 ms</text:p>
      <text:p text:style-name="P4"><text:tab/>cpi cnt,0x01 <text:tab/>; first bit =&gt; change direction</text:p>
      <text:p text:style-name="P4"><text:tab/>breq CHANGE_FROM_MSB_2_LSB</text:p>
      <text:p text:style-name="P4"><text:tab/>lsr cnt</text:p>
      <text:p text:style-name="P4"><text:tab/></text:p>
      <text:p text:style-name="P4"><text:tab/>CHECK MSB_2_LSB </text:p>
      <text:p text:style-name="P4"/>
      <text:p text:style-name="P4">;------------------- </text:p>
      <text:p text:style-name="P4">WAIT:</text:p>
      <text:p text:style-name="P4"><text:tab/>ldi r24,low(500)</text:p>
      <text:p text:style-name="P4"><text:tab/>ldi r25,high(500)</text:p>
      <text:p text:style-name="P4"><text:tab/>rcall wait_msec</text:p>
      <text:p text:style-name="P4"><text:tab/>ret</text:p>
      <text:p text:style-name="P4">;------------------- </text:p>
      <text:p text:style-name="P4"/>
      <text:p text:style-name="P4">wait_usec:</text:p>
      <text:p text:style-name="P4"><text:tab/>sbiw r24,1</text:p>
      <text:p text:style-name="P4"><text:tab/>nop</text:p>
      <text:p text:style-name="P4"><text:tab/>nop</text:p>
      <text:p text:style-name="P4"><text:tab/>nop</text:p>
      <text:p text:style-name="P4"><text:tab/>nop</text:p>
      <text:p text:style-name="P4"><text:tab/>brne wait_usec</text:p>
      <text:p text:style-name="P4"><text:tab/>ret</text:p>
      <text:p text:style-name="P4"/>
      <text:p text:style-name="P4">wait_msec:</text:p>
      <text:p text:style-name="P4"><text:tab/>push r24</text:p>
      <text:p text:style-name="P4"><text:tab/>push r25</text:p>
      <text:p text:style-name="P4"><text:tab/>ldi r24,low(998)</text:p>
      <text:p text:style-name="P4"><text:tab/>ldi r25,high(998)</text:p>
      <text:p text:style-name="P4"><text:tab/>rcall wait_usec</text:p>
      <text:p text:style-name="P4"><text:tab/>pop r25</text:p>
      <text:p text:style-name="P4"><text:tab/>pop r24</text:p>
      <text:p text:style-name="P4"><text:tab/>sbiw r24,1</text:p>
      <text:p text:style-name="P4"><text:tab/>brne wait_msec</text:p>
      <text:p text:style-name="P4"><text:tab/>ret</text:p>
      <text:p text:style-name="P4"/>
      <text:p text:style-name="P12">3.2.asm:</text:p>
      <text:p text:style-name="P9"><text:span text:style-name="T1">.include "m16def.inc"</text:span></text:p>
      <text:p text:style-name="P9"><text:span text:style-name="T1"/></text:p>
      <text:p text:style-name="P9"><text:span text:style-name="T1">.def scan=r20</text:span></text:p>
      <text:p text:style-name="P9"><text:span text:style-name="T1">.def num=r19<text:tab/><text:tab/><text:tab/><text:tab/>;has input number</text:span></text:p>
      <text:p text:style-name="P9"><text:span text:style-name="T1">.def temp=r18</text:span></text:p>
      <text:p text:style-name="P9"><text:span text:style-name="T1">.def f0=r17</text:span></text:p>
      <text:p text:style-name="P9"><text:span text:style-name="T1">.def f1=r16</text:span></text:p>
      <text:p text:style-name="P9"><text:span text:style-name="T1">.def f2=r15</text:span></text:p>
      <text:p text:style-name="P9"><text:span text:style-name="T1"></text:span></text:p>
      <text:p text:style-name="P9"><text:span text:style-name="T1"></text:span></text:p>
      <text:p text:style-name="P9"><text:span text:style-name="T1">ser temp<text:tab/><text:tab/><text:tab/><text:tab/>;set PORTA as output and PORTC as input</text:span></text:p>
      <text:p text:style-name="P9"><text:span text:style-name="T1">out DDRA,temp</text:span></text:p>
      <text:p text:style-name="P9"><text:span text:style-name="T1">clr temp</text:span></text:p>
      <text:p text:style-name="P9"><text:span text:style-name="T1">out DDRC,temp</text:span></text:p>
      <text:p text:style-name="P9"><text:span text:style-name="T1"></text:span></text:p>
      <text:p text:style-name="P9"><text:span text:style-name="T1">clr f0</text:span></text:p>
      <text:p text:style-name="P9"><text:span text:style-name="T1">clr f1</text:span></text:p>
      <text:p text:style-name="P9"><text:span text:style-name="T1">clr f2</text:span></text:p>
      <text:p text:style-name="P9"><text:span text:style-name="T1">ldi scan,0b00000011</text:span></text:p>
      <text:p text:style-name="P9"><text:span text:style-name="T1">in num,PINC<text:tab/><text:tab/><text:tab/><text:tab/>;get number from PortC<text:tab/></text:span></text:p>
      <text:p text:style-name="P9"><text:span text:style-name="T1">mov temp,num<text:tab/><text:tab/><text:tab/><text:tab/>;save number to temp</text:span></text:p>
      <text:p text:style-name="P9"><text:span text:style-name="T1"><text:tab/><text:tab/></text:span></text:p>
      <text:p text:style-name="P9"><text:span text:style-name="T1">;With the use of variable scan each loop we isolate pair AB,BC etc</text:span></text:p>
      <text:p text:style-name="P9"><text:span text:style-name="T1">;check if it equals to 11</text:span></text:p>
      <text:p text:style-name="P9"><text:span text:style-name="T1">;and if yes then f0 is 0 so continue with f1.</text:span></text:p>
      <text:p text:style-name="P9"><text:span text:style-name="T1">;if no scan is rotated left to check the next pair</text:span></text:p>
      <text:p text:style-name="P9"><text:span text:style-name="T1">;if bit 5 of scan is 0 then every pair is 0 so f0 = 1</text:span></text:p>
      <text:p text:style-name="P9"><text:span text:style-name="T1">main:</text:span></text:p>
      <text:p text:style-name="P9"><text:span text:style-name="T1"><text:tab/>and num,scan</text:span></text:p>
      <text:p text:style-name="P9"><text:span text:style-name="T1"><text:tab/>cp num,scan</text:span></text:p>
      <text:p text:style-name="P9"><text:span text:style-name="T1"><text:tab/>breq check_f1</text:span></text:p>
      <text:p text:style-name="P9"><text:span text:style-name="T1"><text:tab/>lsl scan</text:span></text:p>
      <text:p text:style-name="P9"><text:span text:style-name="T1"><text:tab/>mov num,temp<text:tab/>;get the input number to num</text:span></text:p>
      <text:p text:style-name="P9"><text:span text:style-name="T1"><text:tab/>sbrs scan,0x05<text:tab/><text:tab/>;if scan out of bounds f0 = 1</text:span></text:p>
      <text:p text:style-name="P9"><text:span text:style-name="T1"><text:tab/>rjmp main</text:span></text:p>
      <text:p text:style-name="P9"><text:span text:style-name="T1"><text:tab/>ldi f0,0x01</text:span></text:p>
      <text:p text:style-name="P9"><text:span text:style-name="T1">check_f1:</text:span></text:p>
      <text:p text:style-name="P9"><text:span text:style-name="T1"><text:tab/>mov num,temp</text:span></text:p>
      <text:p text:style-name="P9"><text:span text:style-name="T1"><text:tab/>andi num,0b00001111<text:tab/><text:tab/>;same as f0 checking if ABCD = 1111 or B'E' = 00</text:span></text:p>
      <text:p text:style-name="P9"><text:span text:style-name="T1"><text:tab/>cpi num,0b00001111</text:span></text:p>
      <text:p text:style-name="P9"><text:span text:style-name="T1"><text:tab/>breq set_f1</text:span></text:p>
      <text:p text:style-name="P9"><text:span text:style-name="T1"><text:tab/>andi temp,0b0011000</text:span></text:p>
      <text:p text:style-name="P9"><text:span text:style-name="T1"><text:tab/>cpi temp,0b00000000</text:span></text:p>
      <text:p text:style-name="P9"><text:span text:style-name="T1"><text:tab/>brne check_f2</text:span></text:p>
      <text:p text:style-name="P9"><text:span text:style-name="T1">set_f1:</text:span></text:p>
      <text:p text:style-name="P9"><text:span text:style-name="T1"><text:tab/>ldi f1,0x01</text:span></text:p>
      <text:p text:style-name="P9"><text:span text:style-name="T1">check_f2:</text:span></text:p>
      <text:p text:style-name="P9"><text:span text:style-name="T1"><text:tab/>or f2,f1<text:tab/><text:tab/><text:tab/>;if f0 or f1 = 0x01 then f2 = 0x01</text:span></text:p>
      <text:p text:style-name="P9"><text:span text:style-name="T1"><text:tab/>or f2,f0</text:span></text:p>
      <text:p text:style-name="P9"><text:span text:style-name="T1"><text:tab/>lsl f2<text:tab/><text:tab/><text:tab/><text:tab/>;slide f2 once to the left and put f1 or f0 to the lsb respectively</text:span></text:p>
      <text:p text:style-name="P9"><text:span text:style-name="T1"><text:tab/>or f2,f1</text:span></text:p>
      <text:p text:style-name="P9"><text:span text:style-name="T1"><text:tab/>lsl f2</text:span></text:p>
      <text:p text:style-name="P9"><text:span text:style-name="T1"><text:tab/>or f2,f0</text:span></text:p>
      <text:p text:style-name="P9"><text:span text:style-name="T1"><text:tab/>out PORTA,f2<text:tab/><text:tab/><text:tab/>;output to PORTA</text:span></text:p>
      <text:p text:style-name="P9"><text:span text:style-name="T1"></text:span></text:p>
      <text:p text:style-name="P9"><text:span text:style-name="T1"><text:tab/></text:span></text:p>
      <text:p text:style-name="P9"><text:span text:style-name="T1"><text:tab/></text:span></text:p>
      <text:p text:style-name="P9"><text:span text:style-name="T1"><text:tab/><text:tab/><text:tab/><text:tab/></text:span></text:p>
      <text:p text:style-name="P13">3.2.c:</text:p>
      <text:p text:style-name="P10"><text:span text:style-name="T1">#include &lt;avr/io.h&gt;</text:span></text:p>
      <text:p text:style-name="P10"><text:span text:style-name="T1"></text:span></text:p>
      <text:p text:style-name="P10"><text:span text:style-name="T1">unsigned char x, A, B, C, D, E, f0, f1, f2;</text:span></text:p>
      <text:p text:style-name="P10"><text:span text:style-name="T1">int main()</text:span></text:p>
      <text:p text:style-name="P10"><text:span text:style-name="T1">{</text:span></text:p>
      <text:p text:style-name="P10"><text:span text:style-name="T1"><text:tab/>DDRA = 0xFF;<text:tab/>//output</text:span></text:p>
      <text:p text:style-name="P10"><text:span text:style-name="T1"><text:tab/>DDRC = 0x00;<text:tab/>//input</text:span></text:p>
      <text:p text:style-name="P10"><text:span text:style-name="T1"><text:tab/>while(1)</text:span></text:p>
      <text:p text:style-name="P10"><text:span text:style-name="T1"><text:tab/>{</text:span></text:p>
      <text:p text:style-name="P10"><text:span text:style-name="T1"><text:tab/><text:tab/>x = PINC &amp; 0x1F;</text:span></text:p>
      <text:p text:style-name="P10"><text:span text:style-name="T1"><text:tab/><text:tab/>A = x &amp; 0x01;</text:span></text:p>
      <text:p text:style-name="P10"><text:span text:style-name="T1"><text:tab/><text:tab/>B = (x &amp; 0x02) &gt;&gt; 1;</text:span></text:p>
      <text:p text:style-name="P10"><text:span text:style-name="T1"><text:tab/><text:tab/>C = (x &amp; 0x04) &gt;&gt; 2;</text:span></text:p>
      <text:p text:style-name="P10"><text:span text:style-name="T1"><text:tab/><text:tab/>D = (x &amp; 0x08) &gt;&gt; 3;</text:span></text:p>
      <text:p text:style-name="P10"><text:span text:style-name="T1"><text:tab/><text:tab/>E = (x &amp; 0x10) &gt;&gt; 4;</text:span></text:p>
      <text:p text:style-name="P10"><text:span text:style-name="T1"><text:tab/><text:tab/>f0 = <text:s/>!( (A &amp; B) | (B &amp; C) | (C &amp; D) | (D &amp; E) );</text:span></text:p>
      <text:p text:style-name="P10"><text:span text:style-name="T1"><text:tab/><text:tab/>f1 = ( (A &amp; B &amp; C &amp; D) | ((!D) &amp; (!E)) ) ;</text:span></text:p>
      <text:p text:style-name="P10"><text:span text:style-name="T1"><text:tab/><text:tab/>f2 = f0 | f1;</text:span></text:p>
      <text:p text:style-name="P10"><text:span text:style-name="T1"><text:tab/><text:tab/>f2 = f2 &lt;&lt; 2;</text:span></text:p>
      <text:p text:style-name="P10"><text:span text:style-name="T1"><text:tab/><text:tab/>f1 = f1 &lt;&lt; 1;</text:span></text:p>
      <text:p text:style-name="P10"><text:span text:style-name="T1"><text:tab/><text:tab/>PORTA = (f2 | f1 | f0) &amp; 0x7;</text:span></text:p>
      <text:p text:style-name="P10"><text:span text:style-name="T1"><text:tab/>};</text:span></text:p>
      <text:p text:style-name="P10"><text:span text:style-name="T1"><text:tab/>return 0;</text:span></text:p>
      <text:p text:style-name="P10"><text:span text:style-name="T1">}</text:span></text:p>
      <text:p text:style-name="P10"><text:span text:style-name="T1"/></text:p>
      <text:p text:style-name="P10"/>
      <text:p text:style-name="P13">3.3.c:</text:p>
      <text:p text:style-name="P5">#include &lt;avr/io.h&gt;</text:p>
      <text:p text:style-name="P5"/>
      <text:p text:style-name="P5">//check if a bit is set or not</text:p>
      <text:p text:style-name="P5">int checkBit(unsigned char byte, int offset)<text:tab/></text:p>
      <text:p text:style-name="P5">{</text:p>
      <text:p text:style-name="P5"><text:tab/>byte = byte &gt;&gt; offset;<text:tab/><text:tab/><text:tab/><text:tab/><text:tab/><text:tab/><text:tab/><text:tab/><text:tab/></text:p>
      <text:p text:style-name="P5"><text:tab/>return (byte &amp;&amp; 0x01);<text:tab/><text:tab/><text:tab/><text:tab/><text:tab/><text:tab/><text:tab/><text:tab/><text:tab/>//return the value of the bit</text:p>
      <text:p text:style-name="P5">}</text:p>
      <text:p text:style-name="P5"/>
      <text:p text:style-name="P5">unsigned char resetBit(unsigned char byte, int offset)</text:p>
      <text:p text:style-name="P5">{</text:p>
      <text:p text:style-name="P5"><text:tab/>if (offset == 4){<text:tab/>//if there is no input, do nothing</text:p>
      <text:p text:style-name="P5"><text:tab/><text:tab/>return byte; </text:p>
      <text:p text:style-name="P5"><text:tab/>}</text:p>
      <text:p text:style-name="P5"><text:tab/>unsigned char mask = 0x01;<text:tab/><text:tab/><text:tab/><text:tab/><text:tab/><text:tab/><text:tab/><text:tab/>//reset the bit that is about to serve its purpose</text:p>
      <text:p text:style-name="P5"><text:tab/>mask = mask &lt;&lt; offset;</text:p>
      <text:p text:style-name="P5"><text:tab/>mask = !mask;</text:p>
      <text:p text:style-name="P5"><text:tab/>byte = byte &amp; mask;</text:p>
      <text:p text:style-name="P5"><text:tab/>return byte;</text:p>
      <text:p text:style-name="P5">}</text:p>
      <text:p text:style-name="P5"></text:p>
      <text:p text:style-name="P5">int rotateLeft(unsigned char byte) <text:tab/><text:tab/><text:tab/><text:tab/><text:tab/></text:p>
      <text:p text:style-name="P5">{</text:p>
      <text:p text:style-name="P5"><text:tab/>if(byte == 0x80)<text:tab/>//if you are on the left edge, return 0x01 (the right edge)</text:p>
      <text:p text:style-name="P5"><text:tab/><text:tab/>return 0x01;</text:p>
      <text:p text:style-name="P5"><text:tab/>else</text:p>
      <text:p text:style-name="P6"><text:tab/><text:tab/>return (byte &lt;&lt; 1);<text:tab/>//otherwise shift left </text:p>
      <text:p text:style-name="P5">}</text:p>
      <text:p text:style-name="P5"/>
      <text:p text:style-name="P5">int rotateRight(unsigned char byte) <text:tab/><text:tab/><text:tab/><text:tab/><text:tab/></text:p>
      <text:p text:style-name="P5">{</text:p>
      <text:p text:style-name="P5"><text:tab/>if(byte == 0x01)<text:tab/><text:tab/><text:tab/><text:tab/><text:tab/><text:tab/><text:tab/><text:tab/><text:tab/><text:tab/>//if you are on the right edge, return 0x80 (the left edge)</text:p>
      <text:p text:style-name="P5"><text:tab/>return 0x80;</text:p>
      <text:p text:style-name="P5"><text:tab/>else</text:p>
      <text:p text:style-name="P5"><text:tab/>return (byte &gt;&gt;1); <text:tab/><text:tab/><text:tab/><text:tab/><text:tab/><text:tab/><text:tab/><text:tab/><text:tab/><text:tab/>//otherwise shift left once</text:p>
      <text:p text:style-name="P5">}</text:p>
      <text:p text:style-name="P5"/>
      <text:p text:style-name="P5">int main(void)</text:p>
      <text:p text:style-name="P5">{</text:p>
      <text:p text:style-name="P5"><text:tab/>DDRB = 0xFF;<text:tab/>//PORT B : output</text:p>
      <text:p text:style-name="P5"><text:tab/>DDRD = 0x00;<text:tab/>//PORT D : input</text:p>
      <text:p text:style-name="P5"><text:tab/></text:p>
      <text:p text:style-name="P5"><text:tab/>unsigned char input, output, input_rec, flag;</text:p>
      <text:p text:style-name="P5"/>
      <text:p text:style-name="P5"><text:tab/>PORTB = output = 0x01; //set PB0</text:p>
      <text:p text:style-name="P5"><text:tab/>input_rec = 0x00; //set input_rec = 0x00 cause no input has been recorded yet</text:p>
      <text:p text:style-name="P5"/>
      <text:p text:style-name="P5"><text:tab/>while(1) <text:span text:style-name="T2">{</text:span></text:p>
      <text:p text:style-name="P7"><text:tab/><text:tab/>input = PIND; //input from portD<text:tab/></text:p>
      <text:p text:style-name="P7"><text:tab/><text:tab/>//input_rec variable holds each input given in real time<text:tab/><text:tab/><text:tab/><text:tab/><text:tab/><text:tab/>input_rec = input_rec | input;<text:tab/></text:p>
      <text:p text:style-name="P5"><text:tab/><text:tab/>flag = 4;<text:tab/><text:tab/><text:tab/><text:tab/><text:tab/><text:tab/><text:tab/><text:tab/><text:tab/><text:tab/><text:tab/><text:tab/><text:tab/>//there are only SW0,SW1,SW2,SW3 so if flag = 4 no input has been given</text:p>
      <text:p text:style-name="P5"><text:tab/><text:tab/>for(int i = 3; i &gt;= 0; i--) <text:span text:style-name="T3">{ </text:span>//SW3 has higher priority</text:p>
      <text:p text:style-name="P5"><text:tab/><text:tab/><text:tab/>if(checkBit(input_rec, I)) <text:span text:style-name="T4">{ </text:span>//check if input bit is 1</text:p>
      <text:p text:style-name="P5"><text:soft-page-break/><text:tab/><text:tab/><text:tab/><text:tab/>flag = i;<text:tab/><text:tab/><text:tab/><text:tab/><text:tab/><text:tab/><text:tab/><text:tab/><text:tab/><text:tab/><text:tab/><text:tab/><text:tab/>//if it is 1 indeed, flag holds its position and then break </text:p>
      <text:p text:style-name="P5"><text:tab/><text:tab/><text:tab/><text:tab/>break;</text:p>
      <text:p text:style-name="P5"><text:tab/><text:tab/><text:tab/>}</text:p>
      <text:p text:style-name="P5"><text:tab/><text:tab/>}</text:p>
      <text:p text:style-name="P5"></text:p>
      <text:p text:style-name="P5"><text:tab/><text:tab/>//(input has been given) &amp;&amp; (input_rec bit is set) &amp;&amp; (input bit is reset)</text:p>
      <text:p text:style-name="P5"><text:tab/><text:tab/>//only when push button is unpushed changes take place</text:p>
      <text:p text:style-name="P5"><text:tab/><text:tab/></text:p>
      <text:p text:style-name="P5"><text:tab/><text:tab/>if(flag != 4 &amp;&amp; checkBit(input_rec, flag) &amp;&amp; checkBit(input, flag) == 0)</text:p>
      <text:p text:style-name="P5"><text:tab/><text:tab/>{</text:p>
      <text:p text:style-name="P8"><text:tab/><text:tab/><text:tab/>input_rec = resetBit(input_rec, flag);<text:tab/></text:p>
      <text:p text:style-name="P8"><text:tab/><text:tab/><text:tab/>//reset input_rec bit which is about to serve its purpose</text:p>
      <text:p text:style-name="P5"><text:tab/><text:tab/><text:tab/>switch (flag)</text:p>
      <text:p text:style-name="P5"><text:tab/><text:tab/><text:tab/>{</text:p>
      <text:p text:style-name="P5"><text:tab/><text:tab/><text:tab/><text:tab/>case 3:<text:tab/>output = 0x01;<text:tab/>//set PB0</text:p>
      <text:p text:style-name="P5"><text:tab/><text:tab/><text:tab/><text:tab/>break;</text:p>
      <text:p text:style-name="P5"><text:tab/><text:tab/><text:tab/><text:tab/>case 2:<text:tab/>output = 0x80;<text:tab/>//set PB7</text:p>
      <text:p text:style-name="P5"><text:tab/><text:tab/><text:tab/><text:tab/>break;</text:p>
      <text:p text:style-name="P5"><text:tab/><text:tab/><text:tab/><text:tab/>case 1:<text:tab/>output = rotateRight(output);<text:tab/><text:tab/></text:p>
      <text:p text:style-name="P5"><text:tab/><text:tab/><text:tab/><text:tab/>break;</text:p>
      <text:p text:style-name="P5"><text:tab/><text:tab/><text:tab/><text:tab/>case 0:<text:tab/>output = rotateLeft(output);<text:tab/><text:tab/></text:p>
      <text:p text:style-name="P5"><text:tab/><text:tab/><text:tab/><text:tab/>break;</text:p>
      <text:p text:style-name="P5"><text:tab/><text:tab/><text:tab/>}</text:p>
      <text:p text:style-name="P5"><text:tab/><text:tab/><text:tab/>PORTB = output;</text:p>
      <text:p text:style-name="P5"><text:tab/><text:tab/>}</text:p>
      <text:p text:style-name="P5"><text:tab/>}</text:p>
      <text:p text:style-name="P5"><text:tab/>return 0;</text:p>
      <text:p text:style-name="P5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1:06:38.291865045</meta:creation-date>
    <dc:date>2018-11-01T11:17:17.631300041</dc:date>
    <meta:editing-duration>PT10M36S</meta:editing-duration>
    <meta:editing-cycles>11</meta:editing-cycles>
    <meta:generator>LibreOffice/6.1.2.1$Linux_X86_64 LibreOffice_project/10$Build-1</meta:generator>
    <meta:document-statistic meta:table-count="0" meta:image-count="0" meta:object-count="0" meta:page-count="6" meta:paragraph-count="247" meta:word-count="943" meta:character-count="5368" meta:non-whitespace-character-count="4157"/>
  </office:meta>
</office:document-meta>
</file>